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cm" svg:stroke-color="#999999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gr14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20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21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1.296cm"/>
    </style:style>
    <style:style style:name="gr24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draw:stroke="solid" svg:stroke-width="0.2cm" svg:stroke-color="#000000" draw:fill="none" draw:fill-color="#333333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46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57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63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fo:min-height="0.75cm"/>
    </style:style>
    <style:style style:name="gr6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text-properties fo:color="#ffffff" style:text-outline="true" fo:font-size="24pt" style:font-size-asian="24pt" style:font-size-complex="24pt" style:font-relief="embossed"/>
    </style:style>
    <style:style style:name="P3" style:family="paragraph">
      <style:paragraph-properties fo:line-height="150%" fo:text-align="center"/>
    </style:style>
    <style:style style:name="P4" style:family="paragraph">
      <style:text-properties fo:font-size="16pt" style:font-size-asian="18pt" style:font-size-complex="18pt"/>
    </style:style>
    <style:style style:name="P5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ffffff" fo:font-size="20pt" fo:font-weight="bold" style:font-size-asian="18pt" style:font-size-complex="18pt" style:font-relief="embosse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line-height="150%"/>
    </style:style>
    <style:style style:name="P12" style:family="paragraph">
      <style:paragraph-properties fo:line-height="200%"/>
    </style:style>
    <style:style style:name="P13" style:family="paragraph">
      <style:paragraph-properties fo:line-height="150%"/>
      <style:text-properties fo:font-size="16pt" style:font-size-asian="16pt" style:font-size-complex="1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 fo:language="en" fo:country="US" style:font-size-asian="18pt" style:font-size-complex="18pt"/>
    </style:style>
    <style:style style:name="P16" style:family="paragraph">
      <style:paragraph-properties fo:text-align="end"/>
    </style:style>
    <style:style style:name="P17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size="20pt" fo:font-weight="bold" style:font-size-asian="18pt" style:font-size-complex="18pt" style:font-relief="embossed"/>
    </style:style>
    <style:style style:name="T5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fo:language="en" fo:country="US" style:font-size-asian="18pt" style:font-size-complex="18pt"/>
    </style:style>
    <style:style style:name="T8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g>
            <draw:g>
              <draw:rect draw:style-name="gr9" draw:text-style-name="P1" draw:layer="layout" svg:width="4.117cm" svg:height="4.726cm" draw:transform="rotate (-3.14159265358979) translate (11.182cm 7.893cm)">
                <text:p/>
              </draw:rect>
              <draw:line draw:style-name="gr9" draw:text-style-name="P1" draw:layer="layout" svg:x1="11.975cm" svg:y1="8.029cm" svg:x2="9.283cm" svg:y2="8.029cm">
                <text:p/>
              </draw:line>
              <draw:line draw:style-name="gr9" draw:text-style-name="P1" draw:layer="layout" svg:x1="11.974cm" svg:y1="7.029cm" svg:x2="9.282cm" svg:y2="7.029cm">
                <text:p/>
              </draw:line>
              <draw:line draw:style-name="gr9" draw:text-style-name="P1" draw:layer="layout" svg:x1="11.975cm" svg:y1="6.029cm" svg:x2="9.283cm" svg:y2="6.029cm">
                <text:p/>
              </draw:line>
              <draw:line draw:style-name="gr9" draw:text-style-name="P1" draw:layer="layout" svg:x1="11.974cm" svg:y1="5.029cm" svg:x2="9.282cm" svg:y2="5.029cm">
                <text:p/>
              </draw:line>
              <draw:line draw:style-name="gr9" draw:text-style-name="P1" draw:layer="layout" svg:x1="11.975cm" svg:y1="4.029cm" svg:x2="9.283cm" svg:y2="4.029cm">
                <text:p/>
              </draw:line>
              <draw:line draw:style-name="gr9" draw:text-style-name="P1" draw:layer="layout" svg:x1="11.974cm" svg:y1="3.029cm" svg:x2="9.282cm" svg:y2="3.029cm">
                <text:p/>
              </draw:line>
              <draw:rect draw:style-name="gr9" draw:text-style-name="P1" draw:layer="layout" svg:width="0.57cm" svg:height="5.636cm" draw:transform="rotate (-3.14159265358979) translate (11.181cm 8.337cm)">
                <text:p/>
              </draw:rect>
            </draw:g>
            <draw:frame draw:style-name="gr10" draw:layer="layout" svg:width="0.953cm" svg:height="1.062cm" draw:transform="rotate (-3.14159265358979) translate (8.702cm 6.12cm)">
              <draw:text-box>
                <text:p>6</text:p>
              </draw:text-box>
            </draw:frame>
          </draw:g>
          <draw:frame draw:style-name="gr10" draw:text-style-name="P2" draw:layer="layout" svg:width="0.932cm" svg:height="1.295cm" svg:x="8.195cm" svg:y="2.856cm">
            <draw:text-box>
              <text:p><text:span text:style-name="T1">r</text:span></text:p>
            </draw:text-box>
          </draw:frame>
          <draw:frame draw:style-name="gr10" draw:text-style-name="P2" draw:layer="layout" svg:width="1.118cm" svg:height="1.295cm" svg:x="8.249cm" svg:y="4.679cm">
            <draw:text-box>
              <text:p><text:span text:style-name="T1">b</text:span></text:p>
            </draw:text-box>
          </draw:frame>
          <draw:frame draw:style-name="gr10" draw:text-style-name="P2" draw:layer="layout" svg:width="1.262cm" svg:height="1.295cm" svg:x="8.249cm" svg:y="3.68cm">
            <draw:text-box>
              <text:p><text:span text:style-name="T1">w</text:span></text:p>
            </draw:text-box>
          </draw:frame>
          <draw:frame draw:style-name="gr10" draw:text-style-name="P2" draw:layer="layout" svg:width="0.932cm" svg:height="1.295cm" svg:x="8.295cm" svg:y="5.356cm">
            <draw:text-box>
              <text:p><text:span text:style-name="T1">r</text:span></text:p>
            </draw:text-box>
          </draw:frame>
          <draw:frame draw:style-name="gr10" draw:text-style-name="P2" draw:layer="layout" svg:width="1.118cm" svg:height="1.295cm" svg:x="8.349cm" svg:y="7.179cm">
            <draw:text-box>
              <text:p><text:span text:style-name="T1">b</text:span></text:p>
            </draw:text-box>
          </draw:frame>
          <draw:frame draw:style-name="gr10" draw:text-style-name="P2" draw:layer="layout" svg:width="1.262cm" svg:height="1.295cm" svg:x="8.349cm" svg:y="6.18cm">
            <draw:text-box>
              <text:p><text:span text:style-name="T1">w</text:span></text:p>
            </draw:text-box>
          </draw:frame>
        </draw:g>
        <draw:g>
          <draw:g>
            <draw:g>
              <draw:rect draw:style-name="gr9" draw:text-style-name="P1" draw:layer="layout" svg:width="4.117cm" svg:height="4.726cm" draw:transform="rotate (-3.14159265358979) translate (11.182cm 13.793cm)">
                <text:p/>
              </draw:rect>
              <draw:line draw:style-name="gr9" draw:text-style-name="P1" draw:layer="layout" svg:x1="11.975cm" svg:y1="13.929cm" svg:x2="9.283cm" svg:y2="13.929cm">
                <text:p/>
              </draw:line>
              <draw:line draw:style-name="gr9" draw:text-style-name="P1" draw:layer="layout" svg:x1="11.974cm" svg:y1="12.929cm" svg:x2="9.282cm" svg:y2="12.929cm">
                <text:p/>
              </draw:line>
              <draw:line draw:style-name="gr9" draw:text-style-name="P1" draw:layer="layout" svg:x1="11.975cm" svg:y1="11.929cm" svg:x2="9.283cm" svg:y2="11.929cm">
                <text:p/>
              </draw:line>
              <draw:line draw:style-name="gr9" draw:text-style-name="P1" draw:layer="layout" svg:x1="11.974cm" svg:y1="10.929cm" svg:x2="9.282cm" svg:y2="10.929cm">
                <text:p/>
              </draw:line>
              <draw:line draw:style-name="gr9" draw:text-style-name="P1" draw:layer="layout" svg:x1="11.975cm" svg:y1="9.929cm" svg:x2="9.283cm" svg:y2="9.929cm">
                <text:p/>
              </draw:line>
              <draw:line draw:style-name="gr9" draw:text-style-name="P1" draw:layer="layout" svg:x1="11.974cm" svg:y1="8.929cm" svg:x2="9.282cm" svg:y2="8.929cm">
                <text:p/>
              </draw:line>
              <draw:rect draw:style-name="gr9" draw:text-style-name="P1" draw:layer="layout" svg:width="0.57cm" svg:height="5.636cm" draw:transform="rotate (-3.14159265358979) translate (11.181cm 14.237cm)">
                <text:p/>
              </draw:rect>
            </draw:g>
            <draw:frame draw:style-name="gr10" draw:layer="layout" svg:width="0.953cm" svg:height="1.062cm" draw:transform="rotate (-3.14159265358979) translate (8.702cm 12.02cm)">
              <draw:text-box>
                <text:p>6</text:p>
              </draw:text-box>
            </draw:frame>
          </draw:g>
          <draw:frame draw:style-name="gr10" draw:text-style-name="P2" draw:layer="layout" svg:width="0.932cm" svg:height="1.295cm" svg:x="8.249cm" svg:y="8.677cm">
            <draw:text-box>
              <text:p><text:span text:style-name="T1">r</text:span></text:p>
            </draw:text-box>
          </draw:frame>
          <draw:frame draw:style-name="gr10" draw:text-style-name="P2" draw:layer="layout" svg:width="1.118cm" svg:height="1.295cm" svg:x="8.249cm" svg:y="9.478cm">
            <draw:text-box>
              <text:p><text:span text:style-name="T1">b</text:span></text:p>
            </draw:text-box>
          </draw:frame>
          <draw:frame draw:style-name="gr10" draw:text-style-name="P2" draw:layer="layout" svg:width="1.212cm" svg:height="1.295cm" svg:x="8.249cm" svg:y="10.179cm">
            <draw:text-box>
              <text:p><text:span text:style-name="T1">B</text:span></text:p>
            </draw:text-box>
          </draw:frame>
          <draw:frame draw:style-name="gr10" draw:text-style-name="P2" draw:layer="layout" svg:width="1.212cm" svg:height="1.295cm" svg:x="8.249cm" svg:y="12.88cm">
            <draw:text-box>
              <text:p><text:span text:style-name="T1">B</text:span></text:p>
            </draw:text-box>
          </draw:frame>
          <draw:frame draw:style-name="gr10" draw:text-style-name="P2" draw:layer="layout" svg:width="1.262cm" svg:height="1.295cm" svg:x="8.249cm" svg:y="11.18cm">
            <draw:text-box>
              <text:p><text:span text:style-name="T1">w</text:span></text:p>
            </draw:text-box>
          </draw:frame>
          <draw:frame draw:style-name="gr10" draw:text-style-name="P2" draw:layer="layout" svg:width="1.118cm" svg:height="1.295cm" svg:x="8.249cm" svg:y="11.981cm">
            <draw:text-box>
              <text:p><text:span text:style-name="T1">g</text:span></text:p>
            </draw:text-box>
          </draw:frame>
        </draw:g>
        <draw:g>
          <draw:line draw:style-name="gr9" draw:text-style-name="P1" draw:layer="COMPONENT Layer" svg:x1="13.081cm" svg:y1="19.876cm" svg:x2="13.636cm" svg:y2="19.876cm">
            <text:p/>
          </draw:line>
          <draw:line draw:style-name="gr9" draw:text-style-name="P1" draw:layer="COMPONENT Layer" svg:x1="14.359cm" svg:y1="19.876cm" svg:x2="14.944cm" svg:y2="19.876cm">
            <text:p/>
          </draw:line>
          <draw:ellipse draw:style-name="gr11" draw:text-style-name="P1" draw:layer="COMPONENT Layer" svg:width="0.363cm" svg:height="1.031cm" draw:transform="rotate (1.5707963267949) translate (13.517cm 20.057cm)">
            <text:p/>
          </draw:ellipse>
        </draw:g>
        <draw:line draw:style-name="gr12" draw:text-style-name="P1" draw:layer="COMPONENT Layer" svg:x1="12cm" svg:y1="20cm" svg:x2="13.818cm" svg:y2="18.09cm">
          <text:p/>
        </draw:line>
        <draw:custom-shape draw:style-name="gr13" draw:text-style-name="P1" draw:layer="COMPONENT Layer" svg:width="2.999cm" svg:height="2.999cm" svg:x="40.817cm" svg:y="30.546cm">
          <text:p text:style-name="P1">to Guitar </text:p>
          <text:p text:style-name="P3">Out</text:p>
          <draw:enhanced-geometry svg:viewBox="0 0 21600 21600" draw:mirror-horizontal="true" draw:type="line-callout-1" draw:modifiers="-35229.6 -50652 -1800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rect draw:style-name="gr14" draw:text-style-name="P1" draw:layer="COMPONENT Layer" svg:width="4.818cm" svg:height="7cm" svg:x="52.636cm" svg:y="22.272cm">
            <text:p text:style-name="P1">9v</text:p>
          </draw:rect>
          <draw:rect draw:style-name="gr15" draw:text-style-name="P1" draw:layer="COMPONENT Layer" svg:width="1.182cm" svg:height="0.727cm" svg:x="53.454cm" svg:y="21.454cm">
            <text:p/>
          </draw:rect>
          <draw:rect draw:style-name="gr15" draw:text-style-name="P1" draw:layer="COMPONENT Layer" svg:width="1.182cm" svg:height="0.727cm" svg:x="55.154cm" svg:y="21.455cm">
            <text:p/>
          </draw:rect>
        </draw:g>
        <draw:g>
          <draw:rect draw:style-name="gr16" draw:text-style-name="P1" draw:layer="COMPONENT Layer" svg:width="4.273cm" svg:height="4.182cm" svg:x="63.581cm" svg:y="17.181cm">
            <text:p text:style-name="P1">jack</text:p>
          </draw:rect>
          <draw:line draw:style-name="gr17" draw:text-style-name="P1" draw:layer="COMPONENT Layer" svg:x1="64.672cm" svg:y1="17.09cm" svg:x2="63.399cm" svg:y2="15.272cm">
            <text:p/>
          </draw:line>
          <draw:line draw:style-name="gr18" draw:text-style-name="P1" draw:layer="COMPONENT Layer" svg:x1="66.999cm" svg:y1="17.09cm" svg:x2="68.272cm" svg:y2="15.272cm">
            <text:p/>
          </draw:line>
          <draw:line draw:style-name="gr18" draw:text-style-name="P1" draw:layer="COMPONENT Layer" svg:x1="65.745cm" svg:y1="17.181cm" svg:x2="65.745cm" svg:y2="14.09cm">
            <text:p/>
          </draw:line>
          <draw:frame draw:style-name="gr19" draw:layer="COMPONENT Layer" svg:width="4.156cm" svg:height="1.162cm" svg:x="63.685cm" svg:y="17.22cm">
            <draw:text-box>
              <text:p>tip <text:s/>mid <text:s/>ring</text:p>
            </draw:text-box>
          </draw:frame>
        </draw:g>
        <draw:frame draw:style-name="gr19" draw:text-style-name="P4" draw:layer="COMPONENT Layer" svg:width="1.955cm" svg:height="1.705cm" draw:transform="rotate (-1.5707963267949) translate (55.108cm 4.017cm)">
          <draw:text-box>
            <text:p><text:span text:style-name="T2">Blue</text:span></text:p>
            <text:p text:style-name="P1"><text:span text:style-name="T2">tooth</text:span></text:p>
          </draw:text-box>
        </draw:frame>
        <draw:rect draw:style-name="gr20" draw:text-style-name="P5" draw:layer="COMPONENT Layer" svg:width="8.455cm" svg:height="4.181cm" draw:transform="rotate (1.5707963267949) translate (60.909cm 11.09cm)">
          <text:p text:style-name="P1"><text:span text:style-name="T3">Bluetooth</text:span></text:p>
        </draw:rect>
        <draw:g>
          <draw:custom-shape draw:style-name="gr21" draw:text-style-name="P1" draw:layer="COMPONENT Layer" svg:width="1.637cm" svg:height="1.637cm" svg:x="39.088cm" svg:y="5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COMPONENT Layer" svg:x1="39.906cm" svg:y1="5.636cm" svg:x2="39.906cm" svg:y2="7.454cm">
            <text:p/>
          </draw:line>
          <draw:line draw:style-name="gr22" draw:text-style-name="P1" draw:layer="COMPONENT Layer" svg:x1="40.818cm" svg:y1="6.55cm" svg:x2="39cm" svg:y2="6.55cm">
            <text:p/>
          </draw:line>
        </draw:g>
        <draw:g>
          <draw:custom-shape draw:style-name="gr21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COMPONENT Layer" svg:x1="33.897cm" svg:y1="26.009cm" svg:x2="33.897cm" svg:y2="27.827cm">
            <text:p/>
          </draw:line>
          <draw:line draw:style-name="gr22" draw:text-style-name="P1" draw:layer="COMPONENT Layer" svg:x1="34.809cm" svg:y1="26.923cm" svg:x2="32.991cm" svg:y2="26.923cm">
            <text:p/>
          </draw:line>
        </draw:g>
        <draw:g>
          <draw:custom-shape draw:style-name="gr21" draw:text-style-name="P1" draw:layer="COMPONENT Layer" svg:width="1.637cm" svg:height="1.637cm" svg:x="9.088cm" svg:y="1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COMPONENT Layer" svg:x1="9.906cm" svg:y1="19.363cm" svg:x2="9.906cm" svg:y2="21.181cm">
            <text:p/>
          </draw:line>
          <draw:line draw:style-name="gr22" draw:text-style-name="P1" draw:layer="COMPONENT Layer" svg:x1="10.818cm" svg:y1="20.277cm" svg:x2="9cm" svg:y2="20.277cm">
            <text:p/>
          </draw:line>
        </draw:g>
        <draw:g>
          <draw:custom-shape draw:style-name="gr21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COMPONENT Layer" svg:x1="57.919cm" svg:y1="5.031cm" svg:x2="57.919cm" svg:y2="6.849cm">
            <text:p/>
          </draw:line>
          <draw:line draw:style-name="gr22" draw:text-style-name="P1" draw:layer="COMPONENT Layer" svg:x1="58.831cm" svg:y1="5.945cm" svg:x2="57.013cm" svg:y2="5.945cm">
            <text:p/>
          </draw:line>
        </draw:g>
        <draw:frame draw:style-name="gr23" draw:text-style-name="P6" draw:layer="COMPONENT Layer" svg:width="18.09cm" svg:height="1.546cm" draw:transform="rotate (1.5707963267949) translate (7.081cm 19.999cm)">
          <draw:text-box>
            <text:p><text:span text:style-name="T4"><text:s text:c="3"/></text:span><text:span text:style-name="T4">guitar gnd</text:span><text:span text:style-name="T4"><text:tab/></text:span><text:span text:style-name="T4"><text:tab/></text:span><text:span text:style-name="T4"><text:tab/></text:span><text:span text:style-name="T4">Bridge</text:span><text:span text:style-name="T4"><text:tab/></text:span><text:span text:style-name="T4"><text:tab/></text:span><text:span text:style-name="T4"><text:tab/></text:span><text:span text:style-name="T4">Middle</text:span><text:span text:style-name="T4"><text:tab/></text:span><text:span text:style-name="T4">Neck</text:span></text:p>
          </draw:text-box>
        </draw:frame>
        <draw:path draw:style-name="gr24" draw:text-style-name="P1" draw:layer="COMPONENT Layer" svg:width="1.403cm" svg:height="1.494cm" draw:transform="rotate (-2.45969251483561) translate (13.9425039101372cm 4.0699923089898cm)" svg:viewBox="0 0 1404 1495" svg:d="m0 1495c1874 1 1331-1495 1331-1495">
          <text:p/>
        </draw:path>
        <draw:path draw:style-name="gr24" draw:text-style-name="P1" draw:layer="COMPONENT Layer" svg:width="1.432cm" svg:height="1.554cm" draw:transform="rotate (-2.31954257590046) translate (14.0483216855397cm 6.05872304416561cm)" svg:viewBox="0 0 1433 1555" svg:d="m0 1555c1736 0 1408-1555 1408-1555">
          <text:p/>
        </draw:path>
        <draw:path draw:style-name="gr24" draw:text-style-name="P1" draw:layer="COMPONENT Layer" svg:width="2.457cm" svg:height="1.872cm" draw:transform="rotate (-2.22197867071398) translate (14.4896705249854cm 9.13523576658129cm)" svg:viewBox="0 0 2458 1873" svg:d="m0 1873c2400 0 2458-1873 2458-1873">
          <text:p/>
        </draw:path>
        <draw:line draw:style-name="gr25" draw:text-style-name="P1" draw:layer="COMPONENT Layer" svg:x1="13cm" svg:y1="7cm" svg:x2="13cm" svg:y2="7.909cm">
          <text:p/>
        </draw:line>
        <draw:path draw:style-name="gr26" draw:text-style-name="P1" draw:layer="COMPONENT Layer" svg:width="1.785cm" svg:height="1.653cm" draw:transform="skewX (-0.435285115447386) rotate (-2.51746291307662) translate (14.5000841227015cm 11.8928748299583cm)" svg:viewBox="0 0 1786 1654" svg:d="m0 1654c1681 0 1786-1602 1738-1654l48 52">
          <text:p text:style-name="P1">ﾲ</text:p>
        </draw:path>
        <draw:path draw:style-name="gr24" draw:text-style-name="P1" draw:layer="COMPONENT Layer" svg:width="3.359cm" svg:height="3.088cm" draw:transform="skewX (-0.300022098417825) rotate (-2.42984738462651) translate (15.6337548429533cm 15.7148386232959cm)" svg:viewBox="0 0 3360 3089" svg:d="m0 3089c2993 1 3360-3089 3295-3034l65-55">
          <text:p/>
        </draw:path>
        <draw:g>
          <draw:g>
            <draw:rect draw:style-name="gr27" draw:text-style-name="P7" draw:layer="layout" svg:width="6.181cm" svg:height="18cm" svg:x="36.875cm" svg:y="3.01cm">
              <text:p/>
            </draw:rect>
            <draw:custom-shape draw:style-name="gr28" draw:text-style-name="P7" draw:layer="layout" svg:width="0.728cm" svg:height="0.728cm" svg:x="42.356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7" draw:layer="layout" svg:width="0.728cm" svg:height="0.728cm" svg:x="36.856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7" draw:layer="layout" svg:width="0.728cm" svg:height="0.728cm" svg:x="36.856cm" svg:y="2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7" draw:layer="layout" svg:width="0.728cm" svg:height="0.728cm" svg:x="42.356cm" svg:y="2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2" draw:text-style-name="P10" draw:layer="layout" svg:width="4.023cm" svg:height="1.773cm" draw:transform="rotate (1.5707963267949) translate (39.347cm 19.196cm)">
              <draw:text-box>
                <text:p text:style-name="P8"><text:span text:style-name="T5">ARDUIONO</text:span></text:p>
                <text:p text:style-name="P9"><text:span text:style-name="T5">MICRO</text:span></text:p>
              </draw:text-box>
            </draw:frame>
            <draw:rect draw:style-name="gr33" draw:text-style-name="P7" draw:layer="layout" svg:width="2.454cm" svg:height="1.818cm" svg:x="38.784cm" svg:y="19.464cm">
              <text:p/>
            </draw:rect>
            <draw:custom-shape draw:style-name="gr34" draw:text-style-name="P7" draw:layer="layout" svg:width="2.909cm" svg:height="3cm" svg:x="38.575cm" svg:y="9.64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35" draw:text-style-name="P7" draw:layer="layout" svg:width="1.727cm" svg:height="1.727cm" svg:x="37.784cm" svg:y="3.828cm">
              <text:p/>
            </draw:rect>
            <draw:custom-shape draw:style-name="gr36" draw:text-style-name="P7" draw:layer="layout" svg:width="0.818cm" svg:height="0.818cm" svg:x="38.241cm" svg:y="4.2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37" draw:text-style-name="P7" draw:layer="layout" svg:width="1.454cm" svg:height="2.272cm" svg:x="40.602cm" svg:y="3.828cm">
              <text:p/>
            </draw:rect>
          </draw:g>
          <draw:g>
            <draw:frame draw:style-name="gr19" draw:text-style-name="P13" draw:layer="COMPONENT Layer" svg:width="1.642cm" svg:height="13.612cm" svg:x="37.168cm" svg:y="7.65cm">
              <draw:text-box>
                <text:p text:style-name="P11"><text:span text:style-name="T6"/></text:p>
                <text:p text:style-name="P11"><text:span text:style-name="T6">gnd</text:span></text:p>
                <text:p text:style-name="P11"><text:span text:style-name="T6">2</text:span></text:p>
                <text:p text:style-name="P11"><text:span text:style-name="T6">3</text:span></text:p>
                <text:p text:style-name="P11"><text:span text:style-name="T6">4</text:span></text:p>
                <text:p text:style-name="P11"><text:span text:style-name="T6">5</text:span></text:p>
                <text:p text:style-name="P12"><text:span text:style-name="T6">6</text:span></text:p>
                <text:p text:style-name="P11"><text:span text:style-name="T6">7</text:span></text:p>
                <text:p text:style-name="P11"><text:span text:style-name="T6">8</text:span></text:p>
                <text:p text:style-name="P11"><text:span text:style-name="T6">9</text:span></text:p>
                <text:p text:style-name="P11"><text:span text:style-name="T6">10</text:span></text:p>
                <text:p text:style-name="P11"><text:span text:style-name="T6">11</text:span></text:p>
                <text:p text:style-name="P11"><text:span text:style-name="T6">12</text:span></text:p>
                <text:p text:style-name="P11"><text:span text:style-name="T6"/></text:p>
              </draw:text-box>
            </draw:frame>
            <draw:frame draw:style-name="gr19" draw:layer="COMPONENT Layer" svg:width="1.231cm" svg:height="2.228cm" svg:x="37cm" svg:y="5.363cm">
              <draw:text-box>
                <text:p text:style-name="P12">tx</text:p>
                <text:p text:style-name="P11">rx</text:p>
              </draw:text-box>
            </draw:frame>
          </draw:g>
          <draw:frame draw:style-name="gr38" draw:text-style-name="P14" draw:layer="COMPONENT Layer" svg:width="1.909cm" svg:height="1.078cm" svg:x="41.596cm" svg:y="5.545cm">
            <draw:text-box>
              <text:p><text:span text:style-name="T6">Vin</text:span></text:p>
            </draw:text-box>
          </draw:frame>
          <draw:frame draw:style-name="gr19" draw:text-style-name="P14" draw:layer="COMPONENT Layer" svg:width="1.642cm" svg:height="1.078cm" svg:x="41.442cm" svg:y="6.607cm">
            <draw:text-box>
              <text:p><text:span text:style-name="T6">gnd</text:span></text:p>
            </draw:text-box>
          </draw:frame>
          <draw:frame draw:style-name="gr19" draw:text-style-name="P14" draw:layer="layout" svg:width="1.299cm" svg:height="1.078cm" svg:x="41.442cm" svg:y="8.407cm">
            <draw:text-box>
              <text:p><text:span text:style-name="T6">5v</text:span></text:p>
            </draw:text-box>
          </draw:frame>
        </draw:g>
        <draw:g>
          <draw:g>
            <draw:rect draw:style-name="gr9" draw:text-style-name="P1" draw:layer="layout" svg:width="4.117cm" svg:height="4.726cm" draw:transform="rotate (-3.14159265358979) translate (54.13cm 7.815cm)">
              <text:p/>
            </draw:rect>
            <draw:line draw:style-name="gr9" draw:text-style-name="P1" draw:layer="layout" svg:x1="54.923cm" svg:y1="7.951cm" svg:x2="52.231cm" svg:y2="7.951cm">
              <text:p/>
            </draw:line>
            <draw:line draw:style-name="gr9" draw:text-style-name="P1" draw:layer="layout" svg:x1="54.922cm" svg:y1="6.951cm" svg:x2="52.23cm" svg:y2="6.951cm">
              <text:p/>
            </draw:line>
            <draw:line draw:style-name="gr9" draw:text-style-name="P1" draw:layer="layout" svg:x1="54.923cm" svg:y1="5.951cm" svg:x2="52.231cm" svg:y2="5.951cm">
              <text:p/>
            </draw:line>
            <draw:line draw:style-name="gr9" draw:text-style-name="P1" draw:layer="layout" svg:x1="54.922cm" svg:y1="4.951cm" svg:x2="52.23cm" svg:y2="4.951cm">
              <text:p/>
            </draw:line>
            <draw:line draw:style-name="gr9" draw:text-style-name="P1" draw:layer="layout" svg:x1="54.923cm" svg:y1="3.951cm" svg:x2="52.231cm" svg:y2="3.951cm">
              <text:p/>
            </draw:line>
            <draw:line draw:style-name="gr9" draw:text-style-name="P1" draw:layer="layout" svg:x1="54.922cm" svg:y1="2.951cm" svg:x2="52.23cm" svg:y2="2.951cm">
              <text:p/>
            </draw:line>
            <draw:rect draw:style-name="gr9" draw:text-style-name="P1" draw:layer="layout" svg:width="0.57cm" svg:height="5.636cm" draw:transform="rotate (-3.14159265358979) translate (54.129cm 8.259cm)">
              <text:p/>
            </draw:rect>
          </draw:g>
          <draw:frame draw:style-name="gr10" draw:layer="layout" svg:width="0.953cm" svg:height="1.062cm" draw:transform="rotate (-3.14159265358979) translate (51.65cm 6.042cm)">
            <draw:text-box>
              <text:p>6</text:p>
            </draw:text-box>
          </draw:frame>
        </draw:g>
        <draw:frame draw:style-name="gr19" draw:text-style-name="P4" draw:layer="COMPONENT Layer" svg:width="1.642cm" svg:height="2.959cm" svg:x="52.272cm" svg:y="3.09cm">
          <draw:text-box>
            <text:p><text:span text:style-name="T2">gnd</text:span></text:p>
            <text:p><text:span text:style-name="T2">rx</text:span></text:p>
            <text:p><text:span text:style-name="T2">tx</text:span></text:p>
            <text:p><text:span text:style-name="T2">Vin</text:span></text:p>
          </draw:text-box>
        </draw:frame>
        <draw:path draw:style-name="gr24" draw:text-style-name="P1" draw:layer="layout" svg:width="5.725cm" svg:height="4.706cm" draw:transform="skewX (-0.566533875197359) rotate (2.05582332592412) translate (55.7190221579961cm 12.818cm)" svg:viewBox="0 0 5726 4707" svg:d="m0 0c5091 1 5726 4707 5726 4707">
          <text:p/>
        </draw:path>
        <draw:rect draw:style-name="gr12" draw:text-style-name="P1" draw:layer="COMPONENT Layer" svg:width="2.182cm" svg:height="1.545cm" svg:x="51.454cm" svg:y="6.727cm">
          <text:p/>
        </draw:rect>
        <draw:g>
          <draw:g>
            <draw:rect draw:style-name="gr9" draw:text-style-name="P1" draw:layer="layout" svg:width="4.117cm" svg:height="4.726cm" draw:transform="rotate (-3.14159265358979) translate (53.93cm 13.715cm)">
              <text:p/>
            </draw:rect>
            <draw:line draw:style-name="gr9" draw:text-style-name="P1" draw:layer="layout" svg:x1="54.723cm" svg:y1="13.851cm" svg:x2="52.031cm" svg:y2="13.851cm">
              <text:p/>
            </draw:line>
            <draw:line draw:style-name="gr9" draw:text-style-name="P1" draw:layer="layout" svg:x1="54.722cm" svg:y1="12.851cm" svg:x2="52.03cm" svg:y2="12.851cm">
              <text:p/>
            </draw:line>
            <draw:line draw:style-name="gr9" draw:text-style-name="P1" draw:layer="layout" svg:x1="54.723cm" svg:y1="11.851cm" svg:x2="52.031cm" svg:y2="11.851cm">
              <text:p/>
            </draw:line>
            <draw:line draw:style-name="gr9" draw:text-style-name="P1" draw:layer="layout" svg:x1="54.722cm" svg:y1="10.851cm" svg:x2="52.03cm" svg:y2="10.851cm">
              <text:p/>
            </draw:line>
            <draw:line draw:style-name="gr9" draw:text-style-name="P1" draw:layer="layout" svg:x1="54.723cm" svg:y1="9.851cm" svg:x2="52.031cm" svg:y2="9.851cm">
              <text:p/>
            </draw:line>
            <draw:line draw:style-name="gr9" draw:text-style-name="P1" draw:layer="layout" svg:x1="54.722cm" svg:y1="8.851cm" svg:x2="52.03cm" svg:y2="8.851cm">
              <text:p/>
            </draw:line>
            <draw:rect draw:style-name="gr9" draw:text-style-name="P1" draw:layer="layout" svg:width="0.57cm" svg:height="5.636cm" draw:transform="rotate (-3.14159265358979) translate (53.929cm 14.159cm)">
              <text:p/>
            </draw:rect>
          </draw:g>
          <draw:frame draw:style-name="gr10" draw:layer="layout" svg:width="0.953cm" svg:height="1.062cm" draw:transform="rotate (-3.14159265358979) translate (51.45cm 11.942cm)">
            <draw:text-box>
              <text:p>6</text:p>
            </draw:text-box>
          </draw:frame>
        </draw:g>
        <draw:path draw:style-name="gr39" draw:text-style-name="P1" draw:layer="layout" svg:width="12.802cm" svg:height="7.211cm" draw:transform="skewX (0.154810704651897) rotate (0.3078760800518) translate (43.6141490574497cm 17.8764396825447cm)" svg:viewBox="0 0 12803 7212" svg:d="m0 7212c13670-3 12792-7212 12792-7212">
          <text:p/>
        </draw:path>
        <draw:rect draw:style-name="gr12" draw:text-style-name="P1" draw:layer="COMPONENT Layer" svg:width="2.182cm" svg:height="2.368cm" svg:x="51.454cm" svg:y="11.813cm">
          <text:p/>
        </draw:rect>
        <draw:path draw:style-name="gr40" draw:text-style-name="P1" draw:layer="COMPONENT Layer" svg:width="3.028cm" svg:height="4.146cm" draw:transform="skewX (0.217293491873294) rotate (0.288502925354663) translate (64.9089999997497cm 12.0666868315099cm)" svg:viewBox="0 0 3029 4147" svg:d="m0 0c3635 2 2985 4107 2982 4147l24-35">
          <text:p/>
        </draw:path>
        <draw:path draw:style-name="gr24" draw:text-style-name="P1" draw:layer="layout" svg:width="3.079cm" svg:height="2.553cm" draw:transform="rotate (0.901288025729872) translate (53.8795299621267cm 10.3421367495967cm)" svg:viewBox="0 0 3080 2554" svg:d="m0 2554c2783 0 3080-2554 3080-2554">
          <text:p/>
        </draw:path>
        <draw:frame draw:style-name="gr38" draw:text-style-name="P15" draw:layer="layout" svg:width="43.618cm" svg:height="2.983cm" svg:x="3.845cm" svg:y="40.227cm">
          <draw:text-box>
            <text:p><text:span text:style-name="T7"><text:file-name text:display="full">/home/bob/ArduGuitar/micro_protocol_01/Prototypelayout-RR.odg</text:file-name></text:span></text:p>
            <text:p><text:span text:style-name="T7"><text:date style:data-style-name="D5" text:date-value="2013-04-16">Apr 16, 2013</text:date></text:span><text:span text:style-name="T7"> </text:span><text:span text:style-name="T7"><text:time style:data-style-name="T2" text:time-value="0000-00-00">23:27</text:time></text:span></text:p>
          </draw:text-box>
        </draw:frame>
        <draw:g>
          <draw:g>
            <draw:rect draw:style-name="gr9" draw:text-style-name="P1" draw:layer="layout" svg:width="2.126cm" svg:height="1.097cm" draw:transform="rotate (-3.14159265358979) translate (11.162cm 17.827cm)">
              <text:p/>
            </draw:rect>
            <draw:line draw:style-name="gr9" draw:text-style-name="P1" draw:layer="layout" svg:x1="11.955cm" svg:y1="17.75cm" svg:x2="7.946cm" svg:y2="17.75cm">
              <text:p/>
            </draw:line>
            <draw:line draw:style-name="gr9" draw:text-style-name="P1" draw:layer="layout" svg:x1="11.954cm" svg:y1="16.75cm" svg:x2="7.945cm" svg:y2="16.75cm">
              <text:p/>
            </draw:line>
            <draw:rect draw:style-name="gr9" draw:text-style-name="P1" draw:layer="layout" svg:width="0.57cm" svg:height="1.58cm" draw:transform="rotate (-3.14159265358979) translate (11.161cm 18.058cm)">
              <text:p/>
            </draw:rect>
          </draw:g>
          <draw:frame draw:style-name="gr10" draw:layer="layout" svg:width="0.953cm" svg:height="1.062cm" draw:transform="rotate (-3.14159265358979) translate (10.045cm 17.841cm)">
            <draw:text-box>
              <text:p>2</text:p>
            </draw:text-box>
          </draw:frame>
        </draw:g>
        <draw:frame draw:style-name="gr10" draw:text-style-name="P2" draw:layer="COMPONENT Layer" svg:width="1.118cm" svg:height="1.295cm" svg:x="8.749cm" svg:y="16.986cm">
          <draw:text-box>
            <text:p><text:span text:style-name="T1">b</text:span></text:p>
          </draw:text-box>
        </draw:frame>
        <draw:path draw:style-name="gr24" draw:text-style-name="P1" draw:layer="layout" svg:width="8.618cm" svg:height="6.841cm" draw:transform="skewX (3.52246191879425E-017) rotate (-2.55917628219929) translate (61.4048018646662cm 14.6084681415406cm)" svg:viewBox="0 0 8619 6842" svg:d="m7627 6842c4463-1-7577-6842-7577-6842l-50 76">
          <text:p/>
        </draw:path>
        <draw:path draw:style-name="gr41" draw:text-style-name="P1" draw:layer="layout" svg:width="10.433cm" svg:height="17.325cm" draw:transform="skewX (-3.25193025698583E-017) rotate (-2.25042753752149) translate (66.7705511597899cm 12.9407620968103cm)" svg:viewBox="0 0 10434 17326" svg:d="m1336 17326c17066 1 4844-17005 5070-17304s-6406 2487-6406 2487">
          <text:p/>
        </draw:path>
        <draw:path draw:style-name="gr41" draw:text-style-name="P1" draw:layer="layout" svg:width="9.237cm" svg:height="13.435cm" draw:transform="skewX (1.0744938609366E-016) rotate (-2.32233510270366) translate (64.0000000159321cm 11.2720000148882cm)" svg:viewBox="0 0 9238 13436" svg:d="m0 0c7590 0 9233 6552 9238 6423s-1193 4848-1060 4724-4580 2289-4580 2289l-1414-48">
          <text:p/>
        </draw:path>
        <draw:path draw:style-name="gr41" draw:text-style-name="P1" draw:layer="layout" svg:width="9.842cm" svg:height="10.843cm" draw:transform="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41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path draw:style-name="gr42" draw:text-style-name="P1" draw:layer="COMPONENT Layer" svg:width="20.571cm" svg:height="9.439cm" draw:transform="skewX (0.546986187575023) rotate (0.670555498616221) translate (38.2719999998562cm 6.08999999884515cm)" svg:viewBox="0 0 20572 9440" svg:d="m0 0c17303 2 20572 9267 20572 9267l-34 173">
          <text:p/>
        </draw:path>
        <draw:path draw:style-name="gr43" draw:text-style-name="P1" draw:layer="COMPONENT Layer" svg:width="20.136cm" svg:height="9.636cm" draw:transform="skewX (0.503876555050763) rotate (0.699877030049726) translate (38.272cm 7.181cm)" svg:viewBox="0 0 20137 9637" svg:d="m0 0c15215 2 20137 9637 20137 9637">
          <text:p/>
        </draw:path>
        <draw:path draw:style-name="gr44" draw:text-style-name="P1" draw:layer="COMPONENT Layer" svg:width="6.876cm" svg:height="1.438cm" draw:transform="skewX (1.27443941980626) rotate (-0.209264977314121) translate (48.8182312749365cm 5.48040819035246cm)" svg:viewBox="0 0 6877 1439" svg:d="m0 1439c4876 0 6877-1439 6877-1439l-85 59">
          <text:p/>
        </draw:path>
        <draw:path draw:style-name="gr45" draw:text-style-name="P1" draw:layer="layout" svg:width="13.669cm" svg:height="6.853cm" draw:transform="skewX (0.427605666738611) rotate (-2.31797177957367) translate (56.0900000143357cm 5.81800003429017cm)" svg:viewBox="0 0 13670 6854" svg:d="m0 0c7877 0 13670 6820 13670 6820l-157 34">
          <text:p/>
        </draw:path>
        <draw:path draw:style-name="gr46" draw:text-style-name="P1" draw:layer="layout" svg:width="12.422cm" svg:height="7.995cm" draw:transform="skewX (2.87500442023574E-017) rotate (2.33193441358962) translate (54.0899999133526cm 21.5450000825421cm)" svg:viewBox="0 0 12423 7996" svg:d="m0 0c13310-1 12410 7930 12410 7930l-63 66">
          <text:p/>
        </draw:path>
        <draw:path draw:style-name="gr24" draw:text-style-name="P1" draw:layer="layout" svg:width="12.893cm" svg:height="6.336cm" draw:transform="skewX (2.97850392627446E-017) rotate (2.32390589903045) translate (55.7269999367887cm 21.3630000592556cm)" svg:viewBox="0 0 12894 6337" svg:d="m0 0c13957-1 12875 6337 12875 6337">
          <text:p/>
        </draw:path>
        <draw:path draw:style-name="gr47" draw:text-style-name="P1" draw:layer="layout" svg:width="6.732cm" svg:height="11.079cm" draw:transform="skewX (-2.77947453342664E-017) rotate (-2.12773089110629) translate (63.454cm 15.363cm)" svg:viewBox="0 0 6733 11080" svg:d="m5080 11080c5675 0-5080-11080-5080-11080">
          <text:p/>
        </draw:path>
        <draw:path draw:style-name="gr40" draw:text-style-name="P1" draw:layer="COMPONENT Layer" svg:width="4.285cm" svg:height="0.357cm" draw:transform="skewX (-0.0357792496658837) rotate (-3.1401963901882) translate (65.558476701652cm 14.6300149455551cm)" svg:viewBox="0 0 4286 358" svg:d="m4286 0c-4306 0-4286 358-4286 358v-6">
          <text:p/>
        </draw:path>
        <draw:path draw:style-name="gr24" draw:text-style-name="P1" draw:layer="layout" svg:width="11.807cm" svg:height="8.705cm" draw:transform="skewX (-1.6172922201519E-017) rotate (-2.45340932952843) translate (65.09cm 12.09cm)" svg:viewBox="0 0 11808 8706" svg:d="m10731 8706c5296 0-10661-8649-10731-8706l70 57">
          <text:p/>
        </draw:path>
        <draw:path draw:style-name="gr48" draw:text-style-name="P1" draw:layer="layout" svg:width="0.452cm" svg:height="0.85cm" draw:transform="rotate (-2.78397468985616) translate (13.2980590755155cm 13.7976195673564cm)" svg:viewBox="0 0 453 851" svg:d="m0 851c777 1 318-851 318-851">
          <text:p/>
        </draw:path>
        <draw:g>
          <draw:custom-shape draw:style-name="gr49" draw:text-style-name="P1" draw:layer="COMPONENT Layer" svg:width="7.273cm" svg:height="1.455cm" draw:transform="rotate (1.5707963267949) translate (15.272cm 10.636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15.436cm 10.54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5.435cm 8.54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5.434cm 6.54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5.433cm 4.54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18.171cm 10.636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18.335cm 10.54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8.334cm 8.54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8.333cm 6.54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8.332cm 4.54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21.282cm 10.54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21.446cm 10.4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1.445cm 8.45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1.444cm 6.45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1.443cm 4.45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24.181cm 10.54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24.345cm 10.4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4.344cm 8.45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4.343cm 6.45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4.342cm 4.45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27.181cm 10.54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27.345cm 10.4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7.344cm 8.45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7.343cm 6.45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7.342cm 4.45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15.29cm 18.7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15.454cm 18.60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5.453cm 16.60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5.452cm 14.60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5.451cm 12.608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18.189cm 18.7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18.353cm 18.60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8.352cm 16.60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8.351cm 14.60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18.35cm 12.608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21.3cm 18.609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21.464cm 18.51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1.463cm 16.51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1.462cm 14.51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1.461cm 12.51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24.199cm 18.609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24.363cm 18.51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4.362cm 16.51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4.361cm 14.51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4.36cm 12.51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27.199cm 18.609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27.363cm 18.51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7.362cm 16.51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7.361cm 14.51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27.36cm 12.51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path draw:style-name="gr51" draw:text-style-name="P1" draw:layer="COMPONENT Layer" svg:width="4.675cm" svg:height="1.966cm" draw:transform="skewX (-0.505447351377558) rotate (-1.24197629571917) translate (35.8189490363907cm 2.81752637869875cm)" svg:viewBox="0 0 4676 1967" svg:d="m0 0c4432 3 4676 1967 4676 1967l-102-43">
          <text:p/>
        </draw:path>
        <draw:g>
          <draw:custom-shape draw:style-name="gr49" draw:text-style-name="P1" draw:layer="COMPONENT Layer" svg:width="7.273cm" svg:height="1.455cm" draw:transform="rotate (1.5707963267949) translate (30.181cm 10.54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30.345cm 10.4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0.344cm 8.45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0.343cm 6.45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0.342cm 4.45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33.181cm 10.545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33.345cm 10.4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3.344cm 8.451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3.343cm 6.452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3.342cm 4.453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30.199cm 18.609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30.363cm 18.51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0.362cm 16.51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0.361cm 14.51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0.36cm 12.51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9" draw:text-style-name="P1" draw:layer="COMPONENT Layer" svg:width="7.273cm" svg:height="1.455cm" draw:transform="rotate (1.5707963267949) translate (33.199cm 18.609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draw:transform="rotate (1.5707963267949) translate (33.363cm 18.514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3.362cm 16.515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3.361cm 14.516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draw:transform="rotate (1.5707963267949) translate (33.36cm 12.517cm)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g>
          <draw:g>
            <draw:line draw:style-name="gr9" draw:text-style-name="P1" draw:layer="COMPONENT Layer" svg:x1="37.909cm" svg:y1="23.927cm" svg:x2="39.051cm" svg:y2="23.927cm">
              <text:p/>
            </draw:line>
            <draw:line draw:style-name="gr9" draw:text-style-name="P1" draw:layer="COMPONENT Layer" svg:x1="40.54cm" svg:y1="23.927cm" svg:x2="41.745cm" svg:y2="23.927cm">
              <text:p/>
            </draw:line>
            <draw:rect draw:style-name="gr9" draw:text-style-name="P1" draw:layer="COMPONENT Layer" svg:width="0.545cm" svg:height="2.257cm" draw:transform="rotate (1.5707963267949) translate (38.844cm 24.248cm)">
              <text:p/>
            </draw:rect>
          </draw:g>
          <draw:line draw:style-name="gr52" draw:text-style-name="P1" draw:layer="COMPONENT Layer" svg:x1="39.589cm" svg:y1="24.272cm" svg:x2="39.589cm" svg:y2="23.727cm">
            <text:p/>
          </draw:line>
          <draw:line draw:style-name="gr53" draw:text-style-name="P1" draw:layer="COMPONENT Layer" svg:x1="39.232cm" svg:y1="24.271cm" svg:x2="39.232cm" svg:y2="23.726cm">
            <text:p/>
          </draw:line>
          <draw:line draw:style-name="gr54" draw:text-style-name="P1" draw:layer="COMPONENT Layer" svg:x1="39.887cm" svg:y1="24.271cm" svg:x2="39.887cm" svg:y2="23.726cm">
            <text:p/>
          </draw:line>
        </draw:g>
        <draw:g>
          <draw:g>
            <draw:line draw:style-name="gr9" draw:text-style-name="P1" draw:layer="COMPONENT Layer" svg:x1="31.8cm" svg:y1="23.86cm" svg:x2="32.942cm" svg:y2="23.86cm">
              <text:p/>
            </draw:line>
            <draw:line draw:style-name="gr9" draw:text-style-name="P1" draw:layer="COMPONENT Layer" svg:x1="34.431cm" svg:y1="23.86cm" svg:x2="35.636cm" svg:y2="23.86cm">
              <text:p/>
            </draw:line>
            <draw:rect draw:style-name="gr9" draw:text-style-name="P1" draw:layer="COMPONENT Layer" svg:width="0.545cm" svg:height="2.257cm" draw:transform="rotate (1.5707963267949) translate (32.735cm 24.181cm)">
              <text:p/>
            </draw:rect>
          </draw:g>
          <draw:line draw:style-name="gr52" draw:text-style-name="P1" draw:layer="COMPONENT Layer" svg:x1="33.48cm" svg:y1="24.205cm" svg:x2="33.48cm" svg:y2="23.66cm">
            <text:p/>
          </draw:line>
          <draw:line draw:style-name="gr53" draw:text-style-name="P1" draw:layer="COMPONENT Layer" svg:x1="33.123cm" svg:y1="24.204cm" svg:x2="33.123cm" svg:y2="23.659cm">
            <text:p/>
          </draw:line>
          <draw:line draw:style-name="gr54" draw:text-style-name="P1" draw:layer="COMPONENT Layer" svg:x1="33.778cm" svg:y1="24.204cm" svg:x2="33.778cm" svg:y2="23.659cm">
            <text:p/>
          </draw:line>
        </draw:g>
        <draw:g>
          <draw:g>
            <draw:line draw:style-name="gr9" draw:text-style-name="P1" draw:layer="COMPONENT Layer" svg:x1="26.254cm" svg:y1="23.836cm" svg:x2="27.396cm" svg:y2="23.836cm">
              <text:p/>
            </draw:line>
            <draw:line draw:style-name="gr9" draw:text-style-name="P1" draw:layer="COMPONENT Layer" svg:x1="28.885cm" svg:y1="23.836cm" svg:x2="30.09cm" svg:y2="23.836cm">
              <text:p/>
            </draw:line>
            <draw:rect draw:style-name="gr9" draw:text-style-name="P1" draw:layer="COMPONENT Layer" svg:width="0.545cm" svg:height="2.257cm" draw:transform="rotate (1.5707963267949) translate (27.189cm 24.157cm)">
              <text:p/>
            </draw:rect>
          </draw:g>
          <draw:line draw:style-name="gr52" draw:text-style-name="P1" draw:layer="COMPONENT Layer" svg:x1="27.934cm" svg:y1="24.181cm" svg:x2="27.934cm" svg:y2="23.636cm">
            <text:p/>
          </draw:line>
          <draw:line draw:style-name="gr53" draw:text-style-name="P1" draw:layer="COMPONENT Layer" svg:x1="27.577cm" svg:y1="24.18cm" svg:x2="27.577cm" svg:y2="23.635cm">
            <text:p/>
          </draw:line>
          <draw:line draw:style-name="gr54" draw:text-style-name="P1" draw:layer="COMPONENT Layer" svg:x1="28.232cm" svg:y1="24.18cm" svg:x2="28.232cm" svg:y2="23.635cm">
            <text:p/>
          </draw:line>
        </draw:g>
        <draw:g>
          <draw:g>
            <draw:line draw:style-name="gr9" draw:text-style-name="P1" draw:layer="COMPONENT Layer" svg:x1="20cm" svg:y1="23.86cm" svg:x2="21.142cm" svg:y2="23.86cm">
              <text:p/>
            </draw:line>
            <draw:line draw:style-name="gr9" draw:text-style-name="P1" draw:layer="COMPONENT Layer" svg:x1="22.631cm" svg:y1="23.86cm" svg:x2="23.836cm" svg:y2="23.86cm">
              <text:p/>
            </draw:line>
            <draw:rect draw:style-name="gr9" draw:text-style-name="P1" draw:layer="COMPONENT Layer" svg:width="0.545cm" svg:height="2.257cm" draw:transform="rotate (1.5707963267949) translate (20.935cm 24.181cm)">
              <text:p/>
            </draw:rect>
          </draw:g>
          <draw:line draw:style-name="gr52" draw:text-style-name="P1" draw:layer="COMPONENT Layer" svg:x1="21.68cm" svg:y1="24.205cm" svg:x2="21.68cm" svg:y2="23.66cm">
            <text:p/>
          </draw:line>
          <draw:line draw:style-name="gr53" draw:text-style-name="P1" draw:layer="COMPONENT Layer" svg:x1="21.323cm" svg:y1="24.204cm" svg:x2="21.323cm" svg:y2="23.659cm">
            <text:p/>
          </draw:line>
          <draw:line draw:style-name="gr54" draw:text-style-name="P1" draw:layer="COMPONENT Layer" svg:x1="21.978cm" svg:y1="24.204cm" svg:x2="21.978cm" svg:y2="23.659cm">
            <text:p/>
          </draw:line>
        </draw:g>
        <draw:g>
          <draw:g>
            <draw:line draw:style-name="gr9" draw:text-style-name="P1" draw:layer="COMPONENT Layer" svg:x1="13.982cm" svg:y1="23.836cm" svg:x2="15.124cm" svg:y2="23.836cm">
              <text:p/>
            </draw:line>
            <draw:line draw:style-name="gr9" draw:text-style-name="P1" draw:layer="COMPONENT Layer" svg:x1="16.613cm" svg:y1="23.836cm" svg:x2="17.818cm" svg:y2="23.836cm">
              <text:p/>
            </draw:line>
            <draw:rect draw:style-name="gr9" draw:text-style-name="P1" draw:layer="COMPONENT Layer" svg:width="0.545cm" svg:height="2.257cm" draw:transform="rotate (1.5707963267949) translate (14.917cm 24.157cm)">
              <text:p/>
            </draw:rect>
          </draw:g>
          <draw:line draw:style-name="gr52" draw:text-style-name="P1" draw:layer="COMPONENT Layer" svg:x1="15.662cm" svg:y1="24.181cm" svg:x2="15.662cm" svg:y2="23.636cm">
            <text:p/>
          </draw:line>
          <draw:line draw:style-name="gr53" draw:text-style-name="P1" draw:layer="COMPONENT Layer" svg:x1="15.305cm" svg:y1="24.18cm" svg:x2="15.305cm" svg:y2="23.635cm">
            <text:p/>
          </draw:line>
          <draw:line draw:style-name="gr54" draw:text-style-name="P1" draw:layer="COMPONENT Layer" svg:x1="15.96cm" svg:y1="24.18cm" svg:x2="15.96cm" svg:y2="23.635cm">
            <text:p/>
          </draw:line>
        </draw:g>
        <draw:g>
          <draw:g>
            <draw:line draw:style-name="gr9" draw:text-style-name="P1" draw:layer="COMPONENT Layer" svg:x1="37.86cm" svg:y1="22.977cm" svg:x2="39.002cm" svg:y2="22.977cm">
              <text:p/>
            </draw:line>
            <draw:line draw:style-name="gr9" draw:text-style-name="P1" draw:layer="COMPONENT Layer" svg:x1="40.491cm" svg:y1="22.977cm" svg:x2="41.696cm" svg:y2="22.977cm">
              <text:p/>
            </draw:line>
            <draw:rect draw:style-name="gr9" draw:text-style-name="P1" draw:layer="COMPONENT Layer" svg:width="0.545cm" svg:height="2.257cm" draw:transform="rotate (1.5707963267949) translate (38.795cm 23.298cm)">
              <text:p/>
            </draw:rect>
          </draw:g>
          <draw:line draw:style-name="gr52" draw:text-style-name="P1" draw:layer="COMPONENT Layer" svg:x1="39.54cm" svg:y1="23.322cm" svg:x2="39.54cm" svg:y2="22.777cm">
            <text:p/>
          </draw:line>
          <draw:line draw:style-name="gr53" draw:text-style-name="P1" draw:layer="COMPONENT Layer" svg:x1="39.183cm" svg:y1="23.321cm" svg:x2="39.183cm" svg:y2="22.776cm">
            <text:p/>
          </draw:line>
          <draw:line draw:style-name="gr54" draw:text-style-name="P1" draw:layer="COMPONENT Layer" svg:x1="39.838cm" svg:y1="23.321cm" svg:x2="39.838cm" svg:y2="22.776cm">
            <text:p/>
          </draw:line>
        </draw:g>
        <draw:g>
          <draw:g>
            <draw:line draw:style-name="gr9" draw:text-style-name="P1" draw:layer="COMPONENT Layer" svg:x1="31.751cm" svg:y1="22.91cm" svg:x2="32.893cm" svg:y2="22.91cm">
              <text:p/>
            </draw:line>
            <draw:line draw:style-name="gr9" draw:text-style-name="P1" draw:layer="COMPONENT Layer" svg:x1="34.382cm" svg:y1="22.91cm" svg:x2="35.587cm" svg:y2="22.91cm">
              <text:p/>
            </draw:line>
            <draw:rect draw:style-name="gr9" draw:text-style-name="P1" draw:layer="COMPONENT Layer" svg:width="0.545cm" svg:height="2.257cm" draw:transform="rotate (1.5707963267949) translate (32.686cm 23.231cm)">
              <text:p/>
            </draw:rect>
          </draw:g>
          <draw:line draw:style-name="gr52" draw:text-style-name="P1" draw:layer="COMPONENT Layer" svg:x1="33.431cm" svg:y1="23.255cm" svg:x2="33.431cm" svg:y2="22.71cm">
            <text:p/>
          </draw:line>
          <draw:line draw:style-name="gr53" draw:text-style-name="P1" draw:layer="COMPONENT Layer" svg:x1="33.074cm" svg:y1="23.254cm" svg:x2="33.074cm" svg:y2="22.709cm">
            <text:p/>
          </draw:line>
          <draw:line draw:style-name="gr54" draw:text-style-name="P1" draw:layer="COMPONENT Layer" svg:x1="33.729cm" svg:y1="23.254cm" svg:x2="33.729cm" svg:y2="22.709cm">
            <text:p/>
          </draw:line>
        </draw:g>
        <draw:g>
          <draw:g>
            <draw:line draw:style-name="gr9" draw:text-style-name="P1" draw:layer="COMPONENT Layer" svg:x1="26.205cm" svg:y1="22.886cm" svg:x2="27.347cm" svg:y2="22.886cm">
              <text:p/>
            </draw:line>
            <draw:line draw:style-name="gr9" draw:text-style-name="P1" draw:layer="COMPONENT Layer" svg:x1="28.836cm" svg:y1="22.886cm" svg:x2="30.041cm" svg:y2="22.886cm">
              <text:p/>
            </draw:line>
            <draw:rect draw:style-name="gr9" draw:text-style-name="P1" draw:layer="COMPONENT Layer" svg:width="0.545cm" svg:height="2.257cm" draw:transform="rotate (1.5707963267949) translate (27.14cm 23.207cm)">
              <text:p/>
            </draw:rect>
          </draw:g>
          <draw:line draw:style-name="gr52" draw:text-style-name="P1" draw:layer="COMPONENT Layer" svg:x1="27.885cm" svg:y1="23.231cm" svg:x2="27.885cm" svg:y2="22.686cm">
            <text:p/>
          </draw:line>
          <draw:line draw:style-name="gr53" draw:text-style-name="P1" draw:layer="COMPONENT Layer" svg:x1="27.528cm" svg:y1="23.23cm" svg:x2="27.528cm" svg:y2="22.685cm">
            <text:p/>
          </draw:line>
          <draw:line draw:style-name="gr54" draw:text-style-name="P1" draw:layer="COMPONENT Layer" svg:x1="28.183cm" svg:y1="23.23cm" svg:x2="28.183cm" svg:y2="22.685cm">
            <text:p/>
          </draw:line>
        </draw:g>
        <draw:g>
          <draw:g>
            <draw:line draw:style-name="gr9" draw:text-style-name="P1" draw:layer="COMPONENT Layer" svg:x1="19.715cm" svg:y1="22.887cm" svg:x2="20.857cm" svg:y2="22.887cm">
              <text:p/>
            </draw:line>
            <draw:line draw:style-name="gr9" draw:text-style-name="P1" draw:layer="COMPONENT Layer" svg:x1="22.346cm" svg:y1="22.887cm" svg:x2="23.551cm" svg:y2="22.887cm">
              <text:p/>
            </draw:line>
            <draw:rect draw:style-name="gr9" draw:text-style-name="P1" draw:layer="COMPONENT Layer" svg:width="0.545cm" svg:height="2.257cm" draw:transform="rotate (1.5707963267949) translate (20.65cm 23.208cm)">
              <text:p/>
            </draw:rect>
          </draw:g>
          <draw:line draw:style-name="gr52" draw:text-style-name="P1" draw:layer="COMPONENT Layer" svg:x1="21.395cm" svg:y1="23.232cm" svg:x2="21.395cm" svg:y2="22.687cm">
            <text:p/>
          </draw:line>
          <draw:line draw:style-name="gr53" draw:text-style-name="P1" draw:layer="COMPONENT Layer" svg:x1="21.038cm" svg:y1="23.231cm" svg:x2="21.038cm" svg:y2="22.686cm">
            <text:p/>
          </draw:line>
          <draw:line draw:style-name="gr54" draw:text-style-name="P1" draw:layer="COMPONENT Layer" svg:x1="21.693cm" svg:y1="23.231cm" svg:x2="21.693cm" svg:y2="22.686cm">
            <text:p/>
          </draw:line>
        </draw:g>
        <draw:g>
          <draw:g>
            <draw:line draw:style-name="gr9" draw:text-style-name="P1" draw:layer="COMPONENT Layer" svg:x1="13.933cm" svg:y1="22.886cm" svg:x2="15.075cm" svg:y2="22.886cm">
              <text:p/>
            </draw:line>
            <draw:line draw:style-name="gr9" draw:text-style-name="P1" draw:layer="COMPONENT Layer" svg:x1="16.564cm" svg:y1="22.886cm" svg:x2="17.769cm" svg:y2="22.886cm">
              <text:p/>
            </draw:line>
            <draw:rect draw:style-name="gr9" draw:text-style-name="P1" draw:layer="COMPONENT Layer" svg:width="0.545cm" svg:height="2.257cm" draw:transform="rotate (1.5707963267949) translate (14.868cm 23.207cm)">
              <text:p/>
            </draw:rect>
          </draw:g>
          <draw:line draw:style-name="gr52" draw:text-style-name="P1" draw:layer="COMPONENT Layer" svg:x1="15.613cm" svg:y1="23.231cm" svg:x2="15.613cm" svg:y2="22.686cm">
            <text:p/>
          </draw:line>
          <draw:line draw:style-name="gr53" draw:text-style-name="P1" draw:layer="COMPONENT Layer" svg:x1="15.256cm" svg:y1="23.23cm" svg:x2="15.256cm" svg:y2="22.685cm">
            <text:p/>
          </draw:line>
          <draw:line draw:style-name="gr54" draw:text-style-name="P1" draw:layer="COMPONENT Layer" svg:x1="15.911cm" svg:y1="23.23cm" svg:x2="15.911cm" svg:y2="22.685cm">
            <text:p/>
          </draw:line>
        </draw:g>
      </draw:page>
      <draw:page draw:name="page2" draw:style-name="dp1" draw:master-page-name="Default">
        <draw:frame draw:style-name="gr10" draw:layer="layout" svg:width="3.104cm" svg:height="1.062cm" svg:x="23.623cm" svg:y="23.599cm">
          <draw:text-box>
            <text:p>51KOhm</text:p>
          </draw:text-box>
        </draw:frame>
        <draw:frame draw:style-name="gr55" draw:layer="layout" svg:width="3.21cm" svg:height="3.591cm" svg:x="26.608cm" svg:y="14.473cm">
          <draw:text-box>
            <text:p>100 Ohm</text:p>
          </draw:text-box>
        </draw:frame>
        <draw:g>
          <draw:line draw:style-name="gr9" draw:text-style-name="P1" draw:layer="layout" svg:x1="33.995cm" svg:y1="22.314cm" svg:x2="33.995cm" svg:y2="22.95cm">
            <text:p/>
          </draw:line>
          <draw:line draw:style-name="gr9" draw:text-style-name="P1" draw:layer="layout" svg:x1="33.995cm" svg:y1="23.779cm" svg:x2="33.995cm" svg:y2="24.45cm">
            <text:p/>
          </draw:line>
          <draw:ellipse draw:style-name="gr11" draw:text-style-name="P1" draw:layer="layout" svg:width="0.272cm" svg:height="1.182cm" svg:x="33.859cm" svg:y="22.814cm">
            <text:p/>
          </draw:ellipse>
        </draw:g>
        <draw:frame draw:style-name="gr10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9" draw:text-style-name="P1" draw:layer="layout" svg:x1="28.107cm" svg:y1="10.676cm" svg:x2="28.107cm" svg:y2="11.534cm">
              <text:p/>
            </draw:line>
            <draw:line draw:style-name="gr9" draw:text-style-name="P1" draw:layer="layout" svg:x1="28.107cm" svg:y1="12.653cm" svg:x2="28.107cm" svg:y2="13.558cm">
              <text:p/>
            </draw:line>
            <draw:rect draw:style-name="gr9" draw:text-style-name="P1" draw:layer="layout" svg:width="0.545cm" svg:height="1.695cm" svg:x="27.786cm" svg:y="11.379cm">
              <text:p/>
            </draw:rect>
          </draw:g>
          <draw:g>
            <draw:line draw:style-name="gr9" draw:text-style-name="P1" draw:layer="layout" svg:x1="27.753cm" svg:y1="12.035cm" svg:x2="28.298cm" svg:y2="12.035cm">
              <text:p/>
            </draw:line>
            <draw:line draw:style-name="gr52" draw:text-style-name="P1" draw:layer="layout" svg:x1="27.754cm" svg:y1="11.767cm" svg:x2="28.299cm" svg:y2="11.767cm">
              <text:p/>
            </draw:line>
            <draw:line draw:style-name="gr52" draw:text-style-name="P1" draw:layer="layout" svg:x1="27.754cm" svg:y1="12.259cm" svg:x2="28.299cm" svg:y2="12.259cm">
              <text:p/>
            </draw:line>
          </draw:g>
        </draw:g>
        <draw:g>
          <draw:line draw:style-name="gr9" draw:text-style-name="P1" draw:layer="layout" svg:x1="26.181cm" svg:y1="5.091cm" svg:x2="27.181cm" svg:y2="5.091cm">
            <text:p/>
          </draw:line>
          <draw:line draw:style-name="gr9" draw:text-style-name="P1" draw:layer="layout" svg:x1="26.181cm" svg:y1="6.055cm" svg:x2="27.181cm" svg:y2="6.055cm">
            <text:p/>
          </draw:line>
          <draw:line draw:style-name="gr9" draw:text-style-name="P1" draw:layer="layout" svg:x1="31.181cm" svg:y1="5.091cm" svg:x2="32.181cm" svg:y2="5.091cm">
            <text:p/>
          </draw:line>
          <draw:line draw:style-name="gr9" draw:text-style-name="P1" draw:layer="layout" svg:x1="31.181cm" svg:y1="6.055cm" svg:x2="32.181cm" svg:y2="6.055cm">
            <text:p/>
          </draw:line>
          <draw:rect draw:style-name="gr9" draw:text-style-name="P1" draw:layer="layout" svg:width="4cm" svg:height="3.181cm" svg:x="27.181cm" svg:y="4cm">
            <text:p/>
          </draw:rect>
          <draw:frame draw:style-name="gr10" draw:layer="layout" svg:width="2.926cm" svg:height="1.062cm" svg:x="28.164cm" svg:y="4.636cm">
            <draw:text-box>
              <text:p>VTL5C4</text:p>
            </draw:text-box>
          </draw:frame>
          <draw:frame draw:style-name="gr56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9" draw:text-style-name="P1" draw:layer="layout" svg:width="4.117cm" svg:height="2.738cm" svg:x="4.974cm" svg:y="13.353cm">
              <text:p/>
            </draw:rect>
            <draw:line draw:style-name="gr9" draw:text-style-name="P1" draw:layer="layout" svg:x1="4.181cm" svg:y1="13.217cm" svg:x2="6.873cm" svg:y2="13.217cm">
              <text:p/>
            </draw:line>
            <draw:line draw:style-name="gr9" draw:text-style-name="P1" draw:layer="layout" svg:x1="4.182cm" svg:y1="14.217cm" svg:x2="6.874cm" svg:y2="14.217cm">
              <text:p/>
            </draw:line>
            <draw:line draw:style-name="gr9" draw:text-style-name="P1" draw:layer="layout" svg:x1="4.181cm" svg:y1="15.217cm" svg:x2="6.873cm" svg:y2="15.217cm">
              <text:p/>
            </draw:line>
            <draw:line draw:style-name="gr9" draw:text-style-name="P1" draw:layer="layout" svg:x1="4.182cm" svg:y1="16.217cm" svg:x2="6.874cm" svg:y2="16.217cm">
              <text:p/>
            </draw:line>
            <draw:rect draw:style-name="gr9" draw:text-style-name="P1" draw:layer="layout" svg:width="0.57cm" svg:height="3.636cm" svg:x="4.975cm" svg:y="12.909cm">
              <text:p/>
            </draw:rect>
          </draw:g>
          <draw:frame draw:style-name="gr10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9" draw:text-style-name="P1" draw:layer="layout" svg:width="4.117cm" svg:height="4.726cm" svg:x="4.883cm" svg:y="4.136cm">
              <text:p/>
            </draw:rect>
            <draw:line draw:style-name="gr9" draw:text-style-name="P1" draw:layer="layout" svg:x1="4.09cm" svg:y1="4cm" svg:x2="6.782cm" svg:y2="4cm">
              <text:p/>
            </draw:line>
            <draw:line draw:style-name="gr9" draw:text-style-name="P1" draw:layer="layout" svg:x1="4.091cm" svg:y1="5cm" svg:x2="6.783cm" svg:y2="5cm">
              <text:p/>
            </draw:line>
            <draw:line draw:style-name="gr9" draw:text-style-name="P1" draw:layer="layout" svg:x1="4.09cm" svg:y1="6cm" svg:x2="6.782cm" svg:y2="6cm">
              <text:p/>
            </draw:line>
            <draw:line draw:style-name="gr9" draw:text-style-name="P1" draw:layer="layout" svg:x1="4.091cm" svg:y1="7cm" svg:x2="6.783cm" svg:y2="7cm">
              <text:p/>
            </draw:line>
            <draw:line draw:style-name="gr9" draw:text-style-name="P1" draw:layer="layout" svg:x1="4.09cm" svg:y1="8cm" svg:x2="6.782cm" svg:y2="8cm">
              <text:p/>
            </draw:line>
            <draw:line draw:style-name="gr9" draw:text-style-name="P1" draw:layer="layout" svg:x1="4.091cm" svg:y1="9cm" svg:x2="6.783cm" svg:y2="9cm">
              <text:p/>
            </draw:line>
            <draw:rect draw:style-name="gr9" draw:text-style-name="P1" draw:layer="layout" svg:width="0.57cm" svg:height="5.636cm" svg:x="4.884cm" svg:y="3.692cm">
              <text:p/>
            </draw:rect>
          </draw:g>
          <draw:frame draw:style-name="gr10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9" draw:text-style-name="P1" draw:layer="layout" svg:width="2.126cm" svg:height="1.097cm" svg:x="5.611cm" svg:y="25.56cm">
              <text:p/>
            </draw:rect>
            <draw:line draw:style-name="gr9" draw:text-style-name="P1" draw:layer="layout" svg:x1="4.818cm" svg:y1="25.637cm" svg:x2="8.827cm" svg:y2="25.637cm">
              <text:p/>
            </draw:line>
            <draw:line draw:style-name="gr9" draw:text-style-name="P1" draw:layer="layout" svg:x1="4.819cm" svg:y1="26.637cm" svg:x2="8.828cm" svg:y2="26.637cm">
              <text:p/>
            </draw:line>
            <draw:rect draw:style-name="gr9" draw:text-style-name="P1" draw:layer="layout" svg:width="0.57cm" svg:height="1.58cm" svg:x="5.612cm" svg:y="25.329cm">
              <text:p/>
            </draw:rect>
          </draw:g>
          <draw:frame draw:style-name="gr10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9" draw:text-style-name="P1" draw:layer="layout" svg:width="4.117cm" svg:height="1.739cm" svg:x="4.792cm" svg:y="20.08cm">
            <text:p/>
          </draw:rect>
          <draw:line draw:style-name="gr9" draw:text-style-name="P1" draw:layer="layout" svg:x1="3.999cm" svg:y1="19.944cm" svg:x2="6.691cm" svg:y2="19.944cm">
            <text:p/>
          </draw:line>
          <draw:line draw:style-name="gr9" draw:text-style-name="P1" draw:layer="layout" svg:x1="4cm" svg:y1="20.944cm" svg:x2="6.692cm" svg:y2="20.944cm">
            <text:p/>
          </draw:line>
          <draw:line draw:style-name="gr9" draw:text-style-name="P1" draw:layer="layout" svg:x1="3.999cm" svg:y1="21.944cm" svg:x2="6.691cm" svg:y2="21.944cm">
            <text:p/>
          </draw:line>
          <draw:rect draw:style-name="gr9" draw:text-style-name="P1" draw:layer="layout" svg:width="0.57cm" svg:height="2.455cm" svg:x="4.793cm" svg:y="19.636cm">
            <text:p/>
          </draw:rect>
          <draw:frame draw:style-name="gr10" draw:layer="layout" svg:width="0.953cm" svg:height="1.062cm" svg:x="7.209cm" svg:y="20.457cm">
            <draw:text-box>
              <text:p>3</text:p>
            </draw:text-box>
          </draw:frame>
        </draw:g>
        <draw:g>
          <draw:g>
            <draw:rect draw:style-name="gr57" draw:text-style-name="P1" draw:layer="layout" svg:width="6.181cm" svg:height="18cm" svg:x="14.881cm" svg:y="3.464cm">
              <text:p/>
            </draw:rect>
            <draw:custom-shape draw:style-name="gr58" draw:text-style-name="P1" draw:layer="layout" svg:width="0.728cm" svg:height="0.728cm" svg:x="20.3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728cm" svg:height="0.728cm" svg:x="14.862cm" svg:y="3.4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728cm" svg:height="0.728cm" svg:x="14.8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0.728cm" svg:height="0.728cm" svg:x="20.362cm" svg:y="20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draw:text-style-name="P17" draw:layer="layout" svg:width="4.023cm" svg:height="1.773cm" draw:transform="rotate (1.5707963267949) translate (17.353cm 19.65cm)">
              <draw:text-box>
                <text:p><text:span text:style-name="T8">ARDUIONO</text:span></text:p>
                <text:p text:style-name="P16"><text:span text:style-name="T8">MICRO</text:span></text:p>
              </draw:text-box>
            </draw:frame>
            <draw:rect draw:style-name="gr59" draw:text-style-name="P1" draw:layer="layout" svg:width="2.454cm" svg:height="1.818cm" svg:x="16.79cm" svg:y="19.918cm">
              <text:p/>
            </draw:rect>
            <draw:custom-shape draw:style-name="gr60" draw:text-style-name="P1" draw:layer="layout" svg:width="2.909cm" svg:height="3cm" svg:x="16.581cm" svg:y="10.1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61" draw:text-style-name="P1" draw:layer="layout" svg:width="1.727cm" svg:height="1.727cm" svg:x="15.79cm" svg:y="4.282cm">
              <text:p/>
            </draw:rect>
            <draw:custom-shape draw:style-name="gr62" draw:text-style-name="P1" draw:layer="layout" svg:width="0.818cm" svg:height="0.818cm" svg:x="16.247cm" svg:y="4.7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63" draw:text-style-name="P1" draw:layer="layout" svg:width="1.454cm" svg:height="2.272cm" svg:x="18.608cm" svg:y="4.282cm">
              <text:p/>
            </draw:rect>
          </draw:g>
          <draw:g>
            <draw:frame draw:style-name="gr19" draw:text-style-name="P13" draw:layer="COMPONENT Layer" svg:width="1.642cm" svg:height="13.612cm" svg:x="14.829cm" svg:y="7.842cm">
              <draw:text-box>
                <text:p text:style-name="P11"><text:span text:style-name="T6">gnd</text:span></text:p>
                <text:p text:style-name="P11"><text:span text:style-name="T6">1</text:span></text:p>
                <text:p text:style-name="P11"><text:span text:style-name="T6">2</text:span></text:p>
                <text:p text:style-name="P11"><text:span text:style-name="T6">3</text:span></text:p>
                <text:p text:style-name="P11"><text:span text:style-name="T6">4</text:span></text:p>
                <text:p text:style-name="P11"><text:span text:style-name="T6">5</text:span></text:p>
                <text:p text:style-name="P12"><text:span text:style-name="T6">6</text:span></text:p>
                <text:p text:style-name="P11"><text:span text:style-name="T6">7</text:span></text:p>
                <text:p text:style-name="P11"><text:span text:style-name="T6">8</text:span></text:p>
                <text:p text:style-name="P11"><text:span text:style-name="T6">9</text:span></text:p>
                <text:p text:style-name="P11"><text:span text:style-name="T6">10</text:span></text:p>
                <text:p text:style-name="P11"><text:span text:style-name="T6">11</text:span></text:p>
                <text:p text:style-name="P11"><text:span text:style-name="T6">12</text:span></text:p>
                <text:p text:style-name="P11"><text:span text:style-name="T6"/></text:p>
              </draw:text-box>
            </draw:frame>
            <draw:frame draw:style-name="gr19" draw:layer="COMPONENT Layer" svg:width="1.231cm" svg:height="2.228cm" svg:x="14.829cm" svg:y="4.582cm">
              <draw:text-box>
                <text:p text:style-name="P12">tx</text:p>
                <text:p text:style-name="P11">rx</text:p>
              </draw:text-box>
            </draw:frame>
          </draw:g>
        </draw:g>
        <draw:g>
          <draw:custom-shape draw:style-name="gr21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COMPONENT Layer" svg:x1="36.181cm" svg:y1="9.727cm" svg:x2="36.181cm" svg:y2="11.545cm">
            <text:p/>
          </draw:line>
          <draw:line draw:style-name="gr22" draw:text-style-name="P1" draw:layer="COMPONENT Layer" svg:x1="37.093cm" svg:y1="10.641cm" svg:x2="35.275cm" svg:y2="10.641cm">
            <text:p/>
          </draw:line>
        </draw:g>
        <draw:g>
          <draw:line draw:style-name="gr9" draw:text-style-name="P1" draw:layer="COMPONENT Layer" svg:x1="39.879cm" svg:y1="6.088cm" svg:x2="38.879cm" svg:y2="6.088cm">
            <text:p/>
          </draw:line>
          <draw:line draw:style-name="gr9" draw:text-style-name="P1" draw:layer="COMPONENT Layer" svg:x1="39.879cm" svg:y1="5.124cm" svg:x2="38.879cm" svg:y2="5.124cm">
            <text:p/>
          </draw:line>
          <draw:line draw:style-name="gr9" draw:text-style-name="P1" draw:layer="COMPONENT Layer" svg:x1="34.879cm" svg:y1="6.088cm" svg:x2="33.879cm" svg:y2="6.088cm">
            <text:p/>
          </draw:line>
          <draw:line draw:style-name="gr9" draw:text-style-name="P1" draw:layer="COMPONENT Layer" svg:x1="34.879cm" svg:y1="5.124cm" svg:x2="33.879cm" svg:y2="5.124cm">
            <text:p/>
          </draw:line>
          <draw:rect draw:style-name="gr9" draw:text-style-name="P1" draw:layer="COMPONENT Layer" svg:width="4cm" svg:height="3.181cm" draw:transform="rotate (-3.14159265358979) translate (38.879cm 7.179cm)">
            <text:p/>
          </draw:rect>
          <draw:frame draw:style-name="gr10" draw:layer="COMPONENT Layer" svg:width="2.926cm" svg:height="1.062cm" svg:x="34.964cm" svg:y="4.477cm">
            <draw:text-box>
              <text:p>VTL5C4</text:p>
            </draw:text-box>
          </draw:frame>
          <draw:frame draw:style-name="gr56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9" draw:text-style-name="P1" draw:layer="layout" svg:x1="26.526cm" svg:y1="19.164cm" svg:x2="26.526cm" svg:y2="20.306cm">
              <text:p/>
            </draw:line>
            <draw:line draw:style-name="gr9" draw:text-style-name="P1" draw:layer="layout" svg:x1="26.526cm" svg:y1="21.795cm" svg:x2="26.526cm" svg:y2="23cm">
              <text:p/>
            </draw:line>
            <draw:rect draw:style-name="gr9" draw:text-style-name="P1" draw:layer="layout" svg:width="0.545cm" svg:height="2.257cm" svg:x="26.205cm" svg:y="20.099cm">
              <text:p/>
            </draw:rect>
          </draw:g>
          <draw:line draw:style-name="gr52" draw:text-style-name="P1" draw:layer="layout" svg:x1="26.181cm" svg:y1="20.844cm" svg:x2="26.726cm" svg:y2="20.844cm">
            <text:p/>
          </draw:line>
          <draw:line draw:style-name="gr53" draw:text-style-name="P1" draw:layer="layout" svg:x1="26.182cm" svg:y1="20.487cm" svg:x2="26.727cm" svg:y2="20.487cm">
            <text:p/>
          </draw:line>
          <draw:line draw:style-name="gr54" draw:text-style-name="P1" draw:layer="layout" svg:x1="26.182cm" svg:y1="21.142cm" svg:x2="26.727cm" svg:y2="21.142cm">
            <text:p/>
          </draw:line>
        </draw:g>
        <draw:g>
          <draw:custom-shape draw:style-name="gr49" draw:text-style-name="P1" draw:layer="COMPONENT Layer" svg:width="7.273cm" svg:height="1.455cm" svg:x="29.462cm" svg:y="18.08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COMPONENT Layer" svg:width="1.091cm" svg:height="1.273cm" svg:x="29.557cm" svg:y="18.253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svg:x="31.556cm" svg:y="18.252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svg:x="33.555cm" svg:y="18.25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50" draw:text-style-name="P1" draw:layer="COMPONENT Layer" svg:width="1.091cm" svg:height="1.273cm" svg:x="35.554cm" svg:y="18.2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frame draw:style-name="gr64" draw:layer="COMPONENT Layer" svg:width="7.909cm" svg:height="1cm" svg:x="29.5cm" svg:y="20.236cm">
          <draw:text-box>
            <text:p>Single pole Reed Relay</text:p>
          </draw:text-box>
        </draw:frame>
        <draw:g>
          <draw:g>
            <draw:custom-shape draw:style-name="gr49" draw:text-style-name="P1" draw:layer="COMPONENT Layer" svg:width="7.273cm" svg:height="1.455cm" svg:x="32.181cm" svg:y="14.0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0" draw:text-style-name="P1" draw:layer="COMPONENT Layer" svg:width="1.091cm" svg:height="1.273cm" svg:x="32.276cm" svg:y="14.727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  <draw:custom-shape draw:style-name="gr50" draw:text-style-name="P1" draw:layer="COMPONENT Layer" svg:width="1.091cm" svg:height="1.273cm" svg:x="34.275cm" svg:y="14.726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  <draw:custom-shape draw:style-name="gr50" draw:text-style-name="P1" draw:layer="COMPONENT Layer" svg:width="1.091cm" svg:height="1.273cm" svg:x="36.274cm" svg:y="14.725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  <draw:custom-shape draw:style-name="gr50" draw:text-style-name="P1" draw:layer="COMPONENT Layer" svg:width="1.091cm" svg:height="1.273cm" svg:x="38.273cm" svg:y="14.724cm">
                <text:p/>
                <draw:enhanced-geometry svg:viewBox="0 0 21600 21600" draw:text-areas="?f4 ?f4 ?f3 ?f3" draw:type="star4" draw:modifiers="8100" draw:enhanced-path="M 0 10800 L ?f4 ?f4 10800 0 ?f3 ?f4 21600 10800 ?f3 ?f3 10800 21600 ?f4 ?f3 0 10800 Z N">
                  <draw:equation draw:name="f0" draw:formula="7600"/>
                  <draw:equation draw:name="f1" draw:formula="?f0 *$0 /10800"/>
                  <draw:equation draw:name="f2" draw:formula="?f0 -?f1 "/>
                  <draw:equation draw:name="f3" draw:formula="10800+?f2 "/>
                  <draw:equation draw:name="f4" draw:formula="10800-?f2 "/>
                  <draw:handle draw:handle-position="$0 10800" draw:handle-range-x-minimum="0" draw:handle-range-x-maximum="10800"/>
                </draw:enhanced-geometry>
              </draw:custom-shape>
            </draw:g>
          </draw:g>
          <draw:g>
            <draw:custom-shape draw:style-name="gr50" draw:text-style-name="P1" draw:layer="COMPONENT Layer" svg:width="1.091cm" svg:height="1.273cm" svg:x="32.274cm" svg:y="13.625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0" draw:text-style-name="P1" draw:layer="COMPONENT Layer" svg:width="1.091cm" svg:height="1.273cm" svg:x="34.273cm" svg:y="13.624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0" draw:text-style-name="P1" draw:layer="COMPONENT Layer" svg:width="1.091cm" svg:height="1.273cm" svg:x="36.272cm" svg:y="13.623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  <draw:custom-shape draw:style-name="gr50" draw:text-style-name="P1" draw:layer="COMPONENT Layer" svg:width="1.091cm" svg:height="1.273cm" svg:x="38.271cm" svg:y="13.622cm">
              <text:p/>
              <draw:enhanced-geometry svg:viewBox="0 0 21600 21600" draw:text-areas="?f4 ?f4 ?f3 ?f3" draw:type="star4" draw:modifiers="8100" draw:enhanced-path="M 0 10800 L ?f4 ?f4 10800 0 ?f3 ?f4 21600 10800 ?f3 ?f3 10800 21600 ?f4 ?f3 0 10800 Z N">
                <draw:equation draw:name="f0" draw:formula="7600"/>
                <draw:equation draw:name="f1" draw:formula="?f0 *$0 /10800"/>
                <draw:equation draw:name="f2" draw:formula="?f0 -?f1 "/>
                <draw:equation draw:name="f3" draw:formula="10800+?f2 "/>
                <draw:equation draw:name="f4" draw:formula="10800-?f2 "/>
                <draw:handle draw:handle-position="$0 10800" draw:handle-range-x-minimum="0" draw:handle-range-x-maximum="10800"/>
              </draw:enhanced-geometry>
            </draw:custom-shape>
          </draw:g>
        </draw:g>
        <draw:frame draw:style-name="gr65" draw:layer="COMPONENT Layer" svg:width="7.818cm" svg:height="0.963cm" svg:x="32.454cm" svg:y="16.363cm">
          <draw:text-box>
            <text:p>Double pole Reed Rel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04-16T23:27:02</dc:date>
    <dc:creator>Bob </dc:creator>
    <meta:editing-duration>PT11H10M46S</meta:editing-duration>
    <meta:editing-cycles>108</meta:editing-cycles>
    <meta:generator>LibreOffice/3.5$Linux_x86 LibreOffice_project/350m1$Build-2</meta:generator>
    <meta:document-statistic meta:object-count="1627"/>
  </office:meta>
</office:document-meta>
</file>